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helvetica neue" svg:font-family="'helvetica neue', helvetica, arial, 'lucida grande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1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6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8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66" fo:font-size="20pt" fo:font-weight="bold" officeooo:rsid="000212db" officeooo:paragraph-rsid="0012b7c7" style:font-size-asian="20pt" style:font-weight-asian="bold" style:font-size-complex="20pt" style:font-weight-complex="bold"/>
    </style:style>
    <style:style style:name="P20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2" style:family="paragraph" style:parent-style-name="Preformatted_20_Text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size="11.25pt" fo:font-weight="bold" officeooo:paragraph-rsid="0012b7c7"/>
    </style:style>
    <style:style style:name="P2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P28" style:family="paragraph" style:parent-style-name="Text_20_body">
      <style:text-properties officeooo:paragraph-rsid="0014843e"/>
    </style:style>
    <style:style style:name="P29" style:family="paragraph" style:parent-style-name="Standard">
      <style:text-properties fo:font-variant="normal" fo:text-transform="none" fo:color="#4c555a" style:font-name="Liberation Serif" fo:font-size="9pt" fo:letter-spacing="normal" fo:font-style="normal" officeooo:rsid="0012b7c7" style:font-size-asian="9pt" style:font-size-complex="9pt"/>
    </style:style>
    <style:style style:name="P30" style:family="paragraph" style:parent-style-name="Standard">
      <style:text-properties officeooo:paragraph-rsid="001736d0"/>
    </style:style>
    <style:style style:name="P31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0.5pt" style:font-size-asian="10.5pt" style:font-size-complex="10.5pt"/>
    </style:style>
    <style:style style:name="P33" style:family="paragraph" style:parent-style-name="Standard">
      <style:text-properties style:font-name="Liberation Serif" fo:font-size="10.5pt" officeooo:rsid="002d49d7" officeooo:paragraph-rsid="002d49d7" style:font-size-asian="10.5pt" style:font-size-complex="10.5pt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text-properties fo:font-size="9pt" style:font-size-asian="9pt" style:font-size-complex="9pt"/>
    </style:style>
    <style:style style:name="P3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7" style:family="paragraph" style:parent-style-name="Standard">
      <style:text-properties fo:color="#ff0000" style:font-name="Liberation Serif" fo:font-size="10.5pt" officeooo:rsid="002c30e2" officeooo:paragraph-rsid="002c30e2"/>
    </style:style>
    <style:style style:name="P38" style:family="paragraph" style:parent-style-name="Standard">
      <style:text-properties fo:color="#ff0000" style:font-name="Liberation Serif" fo:font-size="10.5pt" officeooo:rsid="002c30e2" officeooo:paragraph-rsid="002d1ad9" style:font-size-asian="10.5pt" style:font-size-complex="10.5pt"/>
    </style:style>
    <style:style style:name="P39" style:family="paragraph" style:parent-style-name="Standard">
      <style:text-properties fo:color="#ff0000" style:font-name="Liberation Serif" fo:font-size="10.5pt" fo:font-weight="bold" officeooo:rsid="002d49d7" officeooo:paragraph-rsid="002d49d7" style:font-size-asian="10.5pt" style:font-weight-asian="bold" style:font-size-complex="10.5pt" style:font-weight-complex="bold"/>
    </style:style>
    <style:style style:name="P4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917b"/>
    </style:style>
    <style:style style:name="P41" style:family="paragraph" style:parent-style-name="Standard">
      <style:paragraph-properties fo:break-before="page"/>
      <style:text-properties style:font-name="Liberation Serif" fo:font-size="10.5pt" officeooo:rsid="002d49d7" officeooo:paragraph-rsid="002d49d7" style:font-size-asian="10.5pt" style:font-size-complex="10.5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4c555a" style:font-name="Avenir Next" fo:font-size="11.25pt" fo:letter-spacing="normal" fo:font-style="normal" fo:font-weight="bold"/>
    </style:style>
    <style:style style:name="P43" style:family="paragraph" style:parent-style-name="Text_20_body">
      <style:text-properties officeooo:rsid="0029c6c3" officeooo:paragraph-rsid="0029c6c3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4843e"/>
    </style:style>
    <style:style style:name="P4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736d0"/>
    </style:style>
    <style:style style:name="P4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1c46d7"/>
    </style:style>
    <style:style style:name="P4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rsid="001d29ea" officeooo:paragraph-rsid="001d29ea"/>
    </style:style>
    <style:style style:name="P4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9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50" style:family="paragraph" style:parent-style-name="Preformatted_20_Text">
      <style:text-properties officeooo:paragraph-rsid="001f0a32"/>
    </style:style>
    <style:style style:name="P51" style:family="paragraph" style:parent-style-name="Preformatted_20_Text">
      <style:paragraph-properties fo:text-align="justify" style:justify-single-word="false"/>
      <style:text-properties officeooo:paragraph-rsid="001f0a32"/>
    </style:style>
    <style:style style:name="P52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e" fo:letter-spacing="normal"/>
    </style:style>
    <style:style style:name="P53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20be52"/>
    </style:style>
    <style:style style:name="P5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5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26f7fe"/>
    </style:style>
    <style:style style:name="P5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5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26f7fe"/>
    </style:style>
    <style:style style:name="P58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 officeooo:paragraph-rsid="00282236"/>
    </style:style>
    <style:style style:name="P5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P60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officeooo:paragraph-rsid="00282236"/>
    </style:style>
    <style:style style:name="P61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0212db" officeooo:paragraph-rsid="0012b7c7" style:font-size-asian="10pt" style:font-weight-asian="bold" style:font-size-complex="10pt" style:font-weight-complex="bold"/>
    </style:style>
    <style:style style:name="P62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4843e" officeooo:paragraph-rsid="0014843e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24292e" style:font-name="apple-system" fo:letter-spacing="normal" fo:font-style="normal" fo:font-weight="bold" officeooo:rsid="0020be52"/>
    </style:style>
    <style:style style:name="T3" style:family="text">
      <style:text-properties fo:font-variant="normal" fo:text-transform="none" fo:color="#24292e" style:font-name="apple-system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4292e" style:font-name="apple-system" fo:letter-spacing="normal" fo:font-style="normal" fo:font-weight="bold" officeooo:rsid="002508db" style:font-weight-asian="bold" style:font-weight-complex="bold"/>
    </style:style>
    <style:style style:name="T5" style:family="text">
      <style:text-properties fo:font-variant="normal" fo:text-transform="none" fo:color="#24292e" style:font-name="apple-system" fo:letter-spacing="normal" fo:font-style="normal" fo:font-weight="normal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officeooo:rsid="002508db" style:font-weight-asian="bold" style:font-weight-complex="bold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 officeooo:rsid="0020be52"/>
    </style:style>
    <style:style style:name="T11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24292e" style:font-name="apple-system" fo:font-size="11pt" fo:letter-spacing="normal" fo:font-style="normal" fo:font-weight="bold" officeooo:rsid="0020be52" style:font-size-asian="11pt" style:font-size-complex="11pt"/>
    </style:style>
    <style:style style:name="T13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24292e" style:font-name="apple-system" fo:font-size="11pt" fo:letter-spacing="normal" fo:font-style="normal" fo:font-weight="bold" officeooo:rsid="002508db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7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18" style:family="text">
      <style:text-properties fo:font-variant="normal" fo:text-transform="none" fo:color="#24292e" style:font-name="SFMono-Regular" fo:font-size="9.75pt" fo:letter-spacing="normal" fo:font-style="normal" fo:font-weight="normal" officeooo:rsid="001f0a32"/>
    </style:style>
    <style:style style:name="T19" style:family="text">
      <style:text-properties fo:font-variant="normal" fo:text-transform="none" fo:color="#24292e" style:font-name="SFMono-Regular" fo:font-size="9.75pt" fo:letter-spacing="normal" fo:font-style="normal" fo:font-weight="bold" style:font-weight-asian="bold" style:font-weight-complex="bold" fo:padding="0cm" fo:border="none"/>
    </style:style>
    <style:style style:name="T20" style:family="text">
      <style:text-properties fo:font-variant="normal" fo:text-transform="none" fo:color="#24292e" style:font-name="SFMono-Regular" fo:letter-spacing="normal" fo:font-style="normal" fo:font-weight="bold" style:font-weight-asian="bold" style:font-weight-complex="bold" fo:padding="0cm" fo:border="none"/>
    </style:style>
    <style:style style:name="T21" style:family="text">
      <style:text-properties fo:font-variant="normal" fo:text-transform="none" fo:color="#24292e" style:font-name="SFMono-Regular" fo:letter-spacing="normal" fo:font-style="normal" fo:font-weight="normal"/>
    </style:style>
    <style:style style:name="T22" style:family="text">
      <style:text-properties fo:font-variant="normal" fo:text-transform="none" fo:color="#24292e" style:font-name="SFMono-Regular" fo:letter-spacing="normal" fo:font-style="normal" fo:font-weight="normal" fo:padding="0cm" fo:border="none"/>
    </style:style>
    <style:style style:name="T23" style:family="text">
      <style:text-properties fo:font-variant="normal" fo:text-transform="none" fo:color="#24292e" style:font-name="SFMono-Regular" fo:font-size="11pt" fo:letter-spacing="normal" fo:font-style="normal" fo:font-weight="bold" style:font-size-asian="11pt" style:font-weight-asian="bold" style:font-size-complex="11pt" style:font-weight-complex="bold" fo:padding="0cm" fo:border="none"/>
    </style:style>
    <style:style style:name="T24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 fo:padding="0cm" fo:border="none"/>
    </style:style>
    <style:style style:name="T25" style:family="text">
      <style:text-properties fo:font-variant="normal" fo:text-transform="none" fo:color="#24292e" fo:font-size="9.75pt" fo:letter-spacing="normal" fo:font-style="normal" fo:font-weight="normal"/>
    </style:style>
    <style:style style:name="T26" style:family="text">
      <style:text-properties fo:font-variant="normal" fo:text-transform="none" fo:color="#24292e" fo:letter-spacing="normal" fo:font-style="normal" fo:font-weight="normal"/>
    </style:style>
    <style:style style:name="T27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28" style:family="text">
      <style:text-properties fo:font-variant="normal" fo:text-transform="none" fo:color="#4c555a" style:font-name="Avenir Next" fo:letter-spacing="normal" fo:font-style="normal"/>
    </style:style>
    <style:style style:name="T29" style:family="text">
      <style:text-properties fo:font-variant="normal" fo:text-transform="none" fo:color="#4c555a" style:font-name="Avenir Next" fo:letter-spacing="normal" fo:font-style="normal" officeooo:rsid="0012b7c7"/>
    </style:style>
    <style:style style:name="T30" style:family="text">
      <style:text-properties fo:font-variant="normal" fo:text-transform="none" fo:color="#4c555a" style:font-name="Avenir Next" fo:font-size="11.25pt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color="#4c555a" style:font-name="Liberation Serif" fo:font-size="11pt" fo:letter-spacing="normal" fo:font-style="normal" officeooo:rsid="0012b7c7" style:font-size-asian="11pt" style:font-size-complex="11pt"/>
    </style:style>
    <style:style style:name="T32" style:family="text">
      <style:text-properties fo:font-variant="normal" fo:text-transform="none" fo:color="#4c555a" fo:letter-spacing="normal" fo:font-style="normal"/>
    </style:style>
    <style:style style:name="T33" style:family="text">
      <style:text-properties fo:font-variant="normal" fo:text-transform="none" fo:color="#4c555a" fo:letter-spacing="normal" fo:font-style="normal" fo:font-weight="bold" officeooo:rsid="00198b7c" style:font-weight-asian="bold" style:font-weight-complex="bold"/>
    </style:style>
    <style:style style:name="T34" style:family="text">
      <style:text-properties fo:font-variant="normal" fo:text-transform="none" fo:color="#4c555a" fo:letter-spacing="normal" fo:font-style="normal" officeooo:rsid="001736d0"/>
    </style:style>
    <style:style style:name="T35" style:family="text">
      <style:text-properties fo:font-variant="normal" fo:text-transform="none" fo:color="#4c555a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4d8cf4" style:font-name="Source Code Pro" fo:font-size="9.75pt" fo:letter-spacing="normal" fo:font-style="normal" fo:font-weight="normal" fo:background-color="#f5f5f5" loext:char-shading-value="0" style:font-weight-asian="normal" style:font-weight-complex="normal" fo:padding="0cm" fo:border="none"/>
    </style:style>
    <style:style style:name="T37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38" style:family="text">
      <style:text-properties fo:font-variant="normal" fo:text-transform="none" fo:color="#e36209" style:font-name="SFMono-Regular" fo:font-size="9.75pt" fo:letter-spacing="normal" fo:font-style="normal" fo:font-weight="normal"/>
    </style:style>
    <style:style style:name="T39" style:family="text">
      <style:text-properties fo:font-variant="normal" fo:text-transform="none" fo:color="#6f42c1" style:font-name="SFMono-Regular" fo:font-size="9.75pt" fo:letter-spacing="normal" fo:font-style="normal" fo:font-weight="normal"/>
    </style:style>
    <style:style style:name="T40" style:family="text">
      <style:text-properties fo:font-variant="normal" fo:text-transform="none" fo:color="#0000ff" style:font-name="apple-system" fo:font-size="12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ff0000" style:font-name="apple-system" fo:font-size="12pt" fo:letter-spacing="normal" fo:font-style="normal" fo:font-weight="bold"/>
    </style:style>
    <style:style style:name="T42" style:family="text">
      <style:text-properties fo:font-variant="normal" fo:text-transform="none" fo:color="#ff0000" style:font-name="apple-system" fo:font-size="12pt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ff0000" style:font-name="apple-system" fo:font-size="12pt" fo:letter-spacing="normal" fo:font-style="normal" fo:font-weight="normal"/>
    </style:style>
    <style:style style:name="T44" style:family="text">
      <style:text-properties fo:font-variant="normal" fo:text-transform="none" fo:color="#ff0000" style:font-name="apple-system" fo:letter-spacing="normal" fo:font-style="normal" fo:font-weight="bold"/>
    </style:style>
    <style:style style:name="T45" style:family="text">
      <style:text-properties fo:font-variant="normal" fo:text-transform="none" fo:color="#ff0000" style:font-name="apple-system" fo:letter-spacing="normal" fo:font-style="normal" fo:font-weight="normal"/>
    </style:style>
    <style:style style:name="T46" style:family="text">
      <style:text-properties fo:font-variant="normal" fo:text-transform="none" fo:color="#ff0000" style:font-name="apple-system" fo:font-size="11pt" fo:letter-spacing="normal" fo:font-style="normal" fo:font-weight="bold" style:font-size-asian="11pt" style:font-size-complex="11pt"/>
    </style:style>
    <style:style style:name="T47" style:family="text">
      <style:text-properties fo:font-variant="normal" fo:text-transform="none" fo:color="#ff0000" style:font-name="apple-system" fo:font-size="11pt" fo:letter-spacing="normal" fo:font-style="normal" fo:font-weight="normal" style:font-size-asian="11pt" style:font-size-complex="11pt"/>
    </style:style>
    <style:style style:name="T48" style:family="text">
      <style:text-properties fo:font-variant="normal" fo:text-transform="none" fo:color="#4b4f56" style:font-name="helvetica neue" fo:font-size="24pt" fo:letter-spacing="normal" fo:font-style="normal" fo:font-weight="normal"/>
    </style:style>
    <style:style style:name="T49" style:family="text">
      <style:text-properties fo:color="#ff3333"/>
    </style:style>
    <style:style style:name="T50" style:family="text">
      <style:text-properties fo:color="#ff3333" fo:font-size="8pt" style:font-size-asian="8pt" style:font-size-complex="8pt"/>
    </style:style>
    <style:style style:name="T51" style:family="text">
      <style:text-properties fo:color="#ff3333" fo:font-weight="normal" style:font-weight-asian="normal" style:font-weight-complex="normal"/>
    </style:style>
    <style:style style:name="T52" style:family="text">
      <style:text-properties fo:color="#d73a49"/>
    </style:style>
    <style:style style:name="T53" style:family="text">
      <style:text-properties fo:color="#d73a49" style:font-name="SFMono-Regular" fo:font-size="9.75pt" fo:font-style="normal" fo:font-weight="normal"/>
    </style:style>
    <style:style style:name="T54" style:family="text">
      <style:text-properties fo:color="#6600ff" fo:font-weight="bold" style:font-weight-asian="bold" style:font-weight-complex="bold"/>
    </style:style>
    <style:style style:name="T55" style:family="text">
      <style:text-properties fo:color="#6600ff" fo:font-weight="bold" officeooo:rsid="0008a848" style:font-weight-asian="bold" style:font-weight-complex="bold"/>
    </style:style>
    <style:style style:name="T56" style:family="text">
      <style:text-properties officeooo:rsid="000839b0"/>
    </style:style>
    <style:style style:name="T57" style:family="text">
      <style:text-properties fo:color="#3333ff" fo:font-weight="bold" style:font-weight-asian="bold" style:font-weight-complex="bold"/>
    </style:style>
    <style:style style:name="T58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59" style:family="text">
      <style:text-properties style:font-name="SFMono-Regular" fo:font-size="9.75pt" fo:font-style="normal" fo:font-weight="normal"/>
    </style:style>
    <style:style style:name="T60" style:family="text">
      <style:text-properties style:font-name="SFMono-Regular" fo:font-size="9.75pt" fo:font-style="normal" fo:font-weight="normal" officeooo:rsid="0020be52"/>
    </style:style>
    <style:style style:name="T61" style:family="text">
      <style:text-properties style:font-name="SFMono-Regular" fo:font-size="8pt" fo:font-style="normal" fo:font-weight="normal" style:font-size-asian="8pt" style:font-size-complex="8pt" fo:padding="0cm" fo:border="none"/>
    </style:style>
    <style:style style:name="T62" style:family="text">
      <style:text-properties fo:color="#6f42c1"/>
    </style:style>
    <style:style style:name="T63" style:family="text">
      <style:text-properties fo:color="#6f42c1" style:font-name="SFMono-Regular" fo:font-size="9.75pt" fo:font-style="normal" fo:font-weight="normal"/>
    </style:style>
    <style:style style:name="T64" style:family="text">
      <style:text-properties fo:color="#6f42c1" fo:font-size="9.75pt" fo:font-style="normal" fo:font-weight="normal"/>
    </style:style>
    <style:style style:name="T65" style:family="text">
      <style:text-properties fo:color="#6f42c1" fo:font-style="normal" fo:font-weight="normal"/>
    </style:style>
    <style:style style:name="T66" style:family="text">
      <style:text-properties officeooo:rsid="000badf0"/>
    </style:style>
    <style:style style:name="T67" style:family="text">
      <style:text-properties officeooo:rsid="000d4cfe"/>
    </style:style>
    <style:style style:name="T68" style:family="text">
      <style:text-properties officeooo:rsid="0012b7c7"/>
    </style:style>
    <style:style style:name="T69" style:family="text">
      <style:text-properties fo:color="#ff0066" fo:font-size="20pt" fo:font-weight="bold" officeooo:rsid="000212db" style:font-size-asian="20pt" style:font-weight-asian="bold" style:font-size-complex="20pt" style:font-weight-complex="bold"/>
    </style:style>
    <style:style style:name="T70" style:family="text">
      <style:text-properties fo:color="#ff0066" fo:font-size="20pt" fo:font-weight="bold" officeooo:rsid="0012b7c7" style:font-size-asian="20pt" style:font-weight-asian="bold" style:font-size-complex="20pt" style:font-weight-complex="bold"/>
    </style:style>
    <style:style style:name="T71" style:family="text">
      <style:text-properties fo:color="#ff0066" fo:font-size="20pt" fo:font-weight="bold" officeooo:rsid="0014843e" style:font-size-asian="20pt" style:font-weight-asian="bold" style:font-size-complex="20pt" style:font-weight-complex="bold"/>
    </style:style>
    <style:style style:name="T72" style:family="text">
      <style:text-properties fo:color="#ff0066" fo:font-size="20pt" fo:font-weight="bold" officeooo:rsid="001736d0" style:font-size-asian="20pt" style:font-weight-asian="bold" style:font-size-complex="20pt" style:font-weight-complex="bold"/>
    </style:style>
    <style:style style:name="T73" style:family="text">
      <style:text-properties fo:color="#ff0066" fo:font-size="20pt" fo:font-weight="bold" officeooo:rsid="001d917b" style:font-size-asian="20pt" style:font-weight-asian="bold" style:font-size-complex="20pt" style:font-weight-complex="bold"/>
    </style:style>
    <style:style style:name="T74" style:family="text">
      <style:text-properties fo:color="#ff0066" fo:font-weight="bold" style:font-weight-asian="bold" style:font-weight-complex="bold"/>
    </style:style>
    <style:style style:name="T75" style:family="text">
      <style:text-properties fo:color="#4c555a" style:font-name="Liberation Serif" fo:font-size="12pt" fo:letter-spacing="normal" style:font-size-asian="12pt" style:font-size-complex="12pt"/>
    </style:style>
    <style:style style:name="T76" style:family="text">
      <style:text-properties fo:color="#4c555a" style:font-name="Liberation Serif" fo:font-size="12pt" fo:letter-spacing="normal" officeooo:rsid="0012b7c7" style:font-size-asian="12pt" style:font-size-complex="12pt"/>
    </style:style>
    <style:style style:name="T77" style:family="text">
      <style:text-properties fo:color="#4c555a" style:font-name="Liberation Serif" fo:font-size="12pt" fo:letter-spacing="normal" officeooo:rsid="00198b7c" style:font-size-asian="12pt" style:font-size-complex="12pt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tyle="normal" fo:font-weight="normal"/>
    </style:style>
    <style:style style:name="T80" style:family="text">
      <style:text-properties fo:font-size="9.75pt" fo:font-style="normal" fo:font-weight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color="#ff0000"/>
    </style:style>
    <style:style style:name="T83" style:family="text">
      <style:text-properties fo:color="#ff0000" fo:font-weight="bold" style:font-weight-asian="bold" style:font-weight-complex="bold"/>
    </style:style>
    <style:style style:name="T84" style:family="text">
      <style:text-properties fo:color="#ff0000" style:font-name="SFMono-Regular" fo:font-size="9.75pt" fo:font-style="normal" fo:font-weight="bold" style:font-weight-asian="bold" style:font-weight-complex="bold"/>
    </style:style>
    <style:style style:name="T85" style:family="text">
      <style:text-properties fo:color="#ff0000" style:font-name="SFMono-Regular" fo:font-size="8pt" fo:font-style="normal" fo:font-weight="normal" style:font-size-asian="8pt" style:font-size-complex="8pt" fo:padding="0cm" fo:border="none"/>
    </style:style>
    <style:style style:name="T86" style:family="text">
      <style:text-properties fo:color="#ff0000" style:font-name="SFMono-Regular" fo:font-size="8pt" fo:font-style="normal" fo:font-weight="bold" style:font-size-asian="8pt" style:font-weight-asian="bold" style:font-size-complex="8pt" style:font-weight-complex="bold" fo:padding="0cm" fo:border="none"/>
    </style:style>
    <style:style style:name="T87" style:family="text">
      <style:text-properties fo:color="#ff0000" style:font-name="apple-system" fo:font-size="12pt" fo:font-style="normal" fo:font-weight="bold" style:font-weight-asian="bold" style:font-weight-complex="bold"/>
    </style:style>
    <style:style style:name="T88" style:family="text">
      <style:text-properties fo:color="#ff0000" style:font-name="apple-system" fo:font-style="normal" fo:font-weight="bold" style:font-weight-asian="bold" style:font-weight-complex="bold"/>
    </style:style>
    <style:style style:name="T89" style:family="text">
      <style:text-properties fo:color="#ff0000" style:font-name="apple-system" fo:font-size="8pt" fo:font-style="normal" fo:font-weight="normal" style:font-size-asian="8pt" style:font-size-complex="8pt"/>
    </style:style>
    <style:style style:name="T90" style:family="text">
      <style:text-properties fo:color="#00cc00" fo:font-weight="bold" style:font-weight-asian="bold" style:font-weight-complex="bold"/>
    </style:style>
    <style:style style:name="T91" style:family="text">
      <style:text-properties fo:color="#ff6666" fo:font-weight="bold" style:font-weight-asian="bold" style:font-weight-complex="bold"/>
    </style:style>
    <style:style style:name="T92" style:family="text">
      <style:text-properties fo:color="#0000ff" fo:font-weight="bold" style:font-weight-asian="bold" style:font-weight-complex="bold"/>
    </style:style>
    <style:style style:name="T93" style:family="text">
      <style:text-properties fo:color="#0000ff" style:font-name="apple-system" fo:font-size="12pt" fo:font-style="normal" fo:font-weight="bold" style:font-weight-asian="bold" style:font-weight-complex="bold"/>
    </style:style>
    <style:style style:name="T94" style:family="text">
      <style:text-properties fo:color="#0000ff" style:font-name="apple-system" fo:font-style="normal" fo:font-weight="bold" style:font-weight-asian="bold" style:font-weight-complex="bold"/>
    </style:style>
    <style:style style:name="T95" style:family="text">
      <style:text-properties style:font-name="apple-system" fo:font-style="normal" fo:font-weight="normal"/>
    </style:style>
    <style:style style:name="T96" style:family="text">
      <style:text-properties style:font-name="apple-system" fo:font-style="normal" fo:font-weight="bold" style:font-weight-asian="bold" style:font-weight-complex="bold"/>
    </style:style>
    <style:style style:name="T97" style:family="text">
      <style:text-properties style:font-name="apple-system" fo:font-size="12pt" fo:font-style="normal" fo:font-weight="normal"/>
    </style:style>
    <style:style style:name="T98" style:family="text">
      <style:text-properties style:font-name="apple-system" fo:font-size="12pt" fo:font-style="normal" fo:font-weight="bold" style:font-weight-asian="bold" style:font-weight-complex="bold"/>
    </style:style>
    <style:style style:name="T99" style:family="text">
      <style:text-properties style:font-name="apple-system" fo:font-size="8pt" fo:font-style="normal" fo:font-weight="normal" style:font-size-asian="8pt" style:font-size-complex="8pt"/>
    </style:style>
    <style:style style:name="T100" style:family="text">
      <style:text-properties style:font-name="apple-system" fo:font-size="8pt" fo:font-style="normal" fo:font-weight="bold" style:font-size-asian="8pt" style:font-weight-asian="bold" style:font-size-complex="8pt" style:font-weight-complex="bold"/>
    </style:style>
    <style:style style:name="T101" style:family="text">
      <style:text-properties style:font-name="apple-system" fo:font-size="8pt" fo:font-style="normal" fo:font-weight="bold" officeooo:rsid="002508db" style:font-size-asian="8pt" style:font-weight-asian="bold" style:font-size-complex="8pt" style:font-weight-complex="bold"/>
    </style:style>
    <style:style style:name="T102" style:family="text">
      <style:text-properties fo:color="#032f62"/>
    </style:style>
    <style:style style:name="T103" style:family="text">
      <style:text-properties fo:color="#032f62" style:font-name="SFMono-Regular" fo:font-size="9.75pt" fo:font-style="normal" fo:font-weight="normal"/>
    </style:style>
    <style:style style:name="T104" style:family="text">
      <style:text-properties fo:color="#032f62" fo:font-size="9.75pt" fo:font-style="normal" fo:font-weight="normal"/>
    </style:style>
    <style:style style:name="T105" style:family="text">
      <style:text-properties fo:color="#032f62" fo:font-style="normal" fo:font-weight="normal"/>
    </style:style>
    <style:style style:name="T106" style:family="text">
      <style:text-properties fo:color="#032f62" officeooo:rsid="002c30e2"/>
    </style:style>
    <style:style style:name="T107" style:family="text">
      <style:text-properties fo:color="#032f62" style:font-size-asian="10.5pt" style:font-size-complex="10.5pt"/>
    </style:style>
    <style:style style:name="T108" style:family="text">
      <style:text-properties fo:color="#032f62" officeooo:rsid="002c30e2" style:font-size-asian="10.5pt" style:font-size-complex="10.5pt"/>
    </style:style>
    <style:style style:name="T109" style:family="text">
      <style:text-properties fo:color="#e36209"/>
    </style:style>
    <style:style style:name="T110" style:family="text">
      <style:text-properties fo:color="#e36209" style:font-name="SFMono-Regular" fo:font-size="9.75pt" fo:font-style="normal" fo:font-weight="normal"/>
    </style:style>
    <style:style style:name="T111" style:family="text">
      <style:text-properties fo:color="#005cc5"/>
    </style:style>
    <style:style style:name="T112" style:family="text">
      <style:text-properties fo:color="#005cc5" style:font-name="SFMono-Regular" fo:font-size="9.75pt" fo:font-style="normal" fo:font-weight="normal"/>
    </style:style>
    <style:style style:name="T113" style:family="text">
      <style:text-properties fo:font-size="11pt" style:font-size-asian="11pt" style:font-size-complex="11pt"/>
    </style:style>
    <style:style style:name="T114" style:family="text">
      <style:text-properties fo:color="#22863a"/>
    </style:style>
    <style:style style:name="T115" style:family="text">
      <style:text-properties fo:color="#22863a" style:font-name="SFMono-Regular" fo:font-size="9.75pt" fo:font-style="normal" fo:font-weight="normal"/>
    </style:style>
    <style:style style:name="T116" style:family="text">
      <style:text-properties fo:color="#22863a" fo:font-size="9.75pt" fo:font-style="normal" fo:font-weight="normal"/>
    </style:style>
    <style:style style:name="T117" style:family="text">
      <style:text-properties fo:color="#22863a" fo:font-style="normal" fo:font-weight="normal"/>
    </style:style>
    <style:style style:name="T118" style:family="text">
      <style:text-properties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 <text:span text:style-name="T49">//coordenada donde quiero ponerlo</text:span></text:p>
      <text:p text:style-name="P5"><text:s text:c="4"/>&lt;button ion-fab mini&gt; <text:span text:style-name="T49">//este es el boton</text:span></text:p>
      <text:p text:style-name="P5"><text:tab/><text:tab/>&lt;ion-icon name="add"&gt;&lt;/ion-icon&gt; <text:s/><text:span text:style-name="T49">//icono que representa el boton</text:span></text:p>
      <text:p text:style-name="P5"><text:s text:c="4"/>&lt;/button&gt;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20" text:outline-level="3">Configuring AngularFire2 and Firebase</text:h>
      <text:p text:style-name="P23">npm install <text:span text:style-name="T74">angularfire2</text:span> <text:span text:style-name="T74">firebase</text:span> promise<text:span text:style-name="T52">-</text:span>polyfill <text:span text:style-name="T52">--</text:span>save</text:p>
      <text:p text:style-name="Text_20_body"><text:line-break/><text:span text:style-name="T1">Setup @NgModule</text:span></text:p>
      <text:p text:style-name="Text_20_body"/>
      <text:p text:style-name="P15">//firebase </text:p>
      <text:p text:style-name="P15">import { AngularFireModule } from 'angularfire2'; <text:s/><text:span text:style-name="T49">//angularFire se necesita siempre que se use firebase </text:span></text:p>
      <text:p text:style-name="P15">import { AngularFireDatabaseModule } from 'angularfire2/database'; <text:span text:style-name="T50">// solo necesario para las caracteristicas de database </text:span></text:p>
      <text:p text:style-name="P15">import { AngularFireAuthModule } from 'angularfire2/auth'; <text:s/><text:span text:style-name="T51">// solo necesario para las caracteristicas de autenticación </text:span></text:p>
      <text:p text:style-name="P15">import { <text:span text:style-name="T54">environment</text:span> } from '../environments/environment'; <text:span text:style-name="T49">// variable de ambientes </text:span></text:p>
      <text:p text:style-name="Text_20_body"/>
      <text:p text:style-name="P8"><text:s text:c="2"/>imports: [ </text:p>
      <text:p text:style-name="P8"><text:s text:c="7"/>****, </text:p>
      <text:p text:style-name="P27"><text:span text:style-name="T59"><text:s text:c="4"/>IonicModule.</text:span><text:span text:style-name="T63">forRoot</text:span><text:span text:style-name="T59">(MyApp),</text:span></text:p>
      <text:p text:style-name="P9"><text:s text:c="5"/>AngularFireModule.initializeApp(<text:span text:style-name="T55">firebaseConfig</text:span>.firebase), // importar firebase/app necesario para todo con firebase </text:p>
      <text:p text:style-name="P8"><text:s text:c="4"/>AngularFireDatabaseModule, //Importar firebase/database, solo necesario para las caracteristicas de database </text:p>
      <text:p text:style-name="P8"><text:s text:c="4"/>AngularFireAuthModule, // Importar firebase/auth, <text:s/>para las caracteristicas de auth </text:p>
      <text:p text:style-name="P8"><text:s text:c="2"/>], </text:p>
      <text:p text:style-name="P8"/>
      <text:p text:style-name="P21">imports: [</text:p>
      <text:p text:style-name="P25"><text:s text:c="4"/><text:span text:style-name="T59">BrowserModule,</text:span></text:p>
      <text:p text:style-name="P25"><text:s text:c="4"/><text:span text:style-name="T59">IonicModule.</text:span><text:span text:style-name="T63">forRoot</text:span><text:span text:style-name="T59">(MyApp),</text:span></text:p>
      <text:p text:style-name="P26"><text:s text:c="4"/><text:span text:style-name="T59">AngularFireModule.</text:span><text:span text:style-name="T63">initializeApp</text:span><text:span text:style-name="T59">(</text:span><text:span text:style-name="T58">firebaseConfig</text:span><text:span text:style-name="T59">),</text:span></text:p>
      <text:p text:style-name="P25"><text:s text:c="4"/><text:span text:style-name="T59">AngularFireDatabaseModule,</text:span></text:p>
      <text:p text:style-name="P25"><text:s text:c="4"/><text:span text:style-name="T59">AngularFireAuthModule</text:span></text:p>
      <text:p text:style-name="P25"><text:s text:c="2"/><text:span text:style-name="T59">],</text:span></text:p>
      <text:p text:style-name="P8"/>
      <text:p text:style-name="P8"/>
      <text:p text:style-name="P16">src/<text:span text:style-name="T56">config</text:span>/<text:span text:style-name="T56">firebase.config</text:span>.ts</text:p>
      <text:p text:style-name="P17"/>
      <text:p text:style-name="P18">export const <text:span text:style-name="T57">firebaseConfig</text:span> = { </text:p>
      <text:p text:style-name="P18"><text:soft-page-break/><text:s text:c="2"/>apiKey: "AIzaSyAhi-VcrfwdfXNlTkAzRuUXNeYRKVtlWps", </text:p>
      <text:p text:style-name="P18"><text:s text:c="2"/>authDomain: "gag-39148.firebaseapp.com", </text:p>
      <text:p text:style-name="P18"><text:s text:c="2"/>databaseURL: "https://gag-39148.firebaseio.com", </text:p>
      <text:p text:style-name="P18"><text:s text:c="2"/>projectId: "gag-39148", </text:p>
      <text:p text:style-name="P18"><text:s text:c="2"/>storageBucket: "gag-39148.appspot.com", </text:p>
      <text:p text:style-name="P18"><text:s text:c="2"/>messagingSenderId: "235124017305" </text:p>
      <text:p text:style-name="P18">}; </text:p>
      <text:p text:style-name="P16"/>
      <text:p text:style-name="P10"/>
      <text:p text:style-name="P11">Clase 7<text:span text:style-name="T66">8</text:span></text:p>
      <text:p text:style-name="P13">ionic g pipe xxxx</text:p>
      <text:p text:style-name="P13"/>
      <text:p text:style-name="P12">Clase 7<text:span text:style-name="T67">9</text:span></text:p>
      <text:p text:style-name="P14">tomar una fotografía y mostrarla en pantalla</text:p>
      <text:p text:style-name="P14"/>
      <text:p text:style-name="P22"><text:span text:style-name="Source_20_Text"><text:span text:style-name="T27">ionic cordova plugin add cordova-plugin-camera</text:span></text:span></text:p>
      <text:p text:style-name="Text_20_body"><text:line-break/><text:span text:style-name="Source_20_Text"><text:span text:style-name="T27"> npm install --save @ionic-native/camera</text:span></text:span></text:p>
      <text:p text:style-name="P19"><text:bookmark-start text:name="__DdeLink__213_1632596724"/>Clase <text:span text:style-name="T68">80</text:span></text:p>
      <text:h text:style-name="P61" text:outline-level="1"><text:span text:style-name="T68">Native </text:span>Image Picker</text:h>
      <text:p text:style-name="P24"><text:a xlink:type="simple" xlink:href="https://ionicframework.com/docs/native/image-picker/"><text:span text:style-name="T29">https://ionicframework.com/docs/native/image-picker/</text:span></text:a></text:p>
      <text:p text:style-name="P29">ionic cordova plugin add cordova-plugin-telerik-imagepicker –variable PHOTO_LIBRARY_USAGE_DESCRIPTION="mi mensaje para subir imagen" </text:p>
      <text:p text:style-name="Standard"><text:bookmark-start text:name="__DdeLink__260_1973777153"/><text:span text:style-name="T31">npm install --save @ionic-native/image-picker</text:span><text:bookmark-end text:name="__DdeLink__213_1632596724"/><text:bookmark-end text:name="__DdeLink__260_1973777153"/><text:span text:style-name="T28"><text:line-break/></text:span></text:p>
      <text:p text:style-name="P28"><text:line-break/><text:span text:style-name="T69">Clase </text:span><text:span text:style-name="T70">8</text:span><text:span text:style-name="T71">1</text:span></text:p>
      <text:h text:style-name="P62" text:outline-level="1">Servicio personalizado para cargar fotos a firebase</text:h>
      <text:p text:style-name="P44"/>
      <text:p text:style-name="P30"><text:span text:style-name="T69">Clase </text:span><text:span text:style-name="T70">8</text:span><text:span text:style-name="T72">4</text:span></text:p>
      <text:p text:style-name="Standard"><text:span text:style-name="T76">I</text:span><text:span text:style-name="T75">nfinito scroll <text:s/></text:span><text:a xlink:type="simple" xlink:href="https://ionicframework.com/docs/api/components/infinite-scroll/InfiniteScroll/">https://ionicframework.com/docs/api/components/infinite-scroll/InfiniteScroll/</text:a><text:span text:style-name="T77"> </text:span></text:p>
      <text:p text:style-name="Standard"/>
      <text:p text:style-name="P42">El desplazamiento infinito: <text:span text:style-name="T81">permite realizar una acción cuando el usuario desplaza una distancia especificada desde la parte inferior o superior de la página.</text:span></text:p>
      <text:p text:style-name="P46"><text:span text:style-name="T30">La expresión asignada al evento </text:span><text:span text:style-name="Source_20_Text"><text:span text:style-name="T36">infinite </text:span></text:span><text:span text:style-name="T30">se llama cuando el usuario se desplaza a la distancia especificada. Cuando esta expresión ha terminado sus tareas, debe llamar al método </text:span><text:span text:style-name="Source_20_Text"><text:span text:style-name="T36">complete() </text:span></text:span><text:span text:style-name="T30">en la instancia de desplazamiento infinito.</text:span></text:p>
      <text:p text:style-name="P46"/>
      <text:p text:style-name="P47"></text:p>
      <text:p text:style-name="Standard"><text:soft-page-break/>&lt;ion-infinite-scroll <text:s/>(<text:span text:style-name="T90">ionInfinite</text:span>)="<text:span text:style-name="T83">doInfinite</text:span>($event)"&gt;</text:p>
      <text:p text:style-name="Standard"><text:s text:c="3"/>&lt;ion-infinite-scroll-content&gt;&lt;/ion-infinite-scroll-content&gt;</text:p>
      <text:p text:style-name="Standard"><text:s/>&lt;/ion-infinite-scroll&gt;</text:p>
      <text:p text:style-name="Standard"/>
      <text:p text:style-name="Standard"><text:span text:style-name="T77"/></text:p>
      <text:p text:style-name="Standard"><text:span text:style-name="T33"/></text:p>
      <text:p text:style-name="Standard"></text:p>
      <text:p text:style-name="Standard"><text:span text:style-name="T91">doInfinite</text:span>(infiniteScroll) {</text:p>
      <text:p text:style-name="Standard"><text:s text:c="4"/>console.log('Begin async operation');</text:p>
      <text:p text:style-name="Standard"></text:p>
      <text:p text:style-name="Standard"><text:s text:c="4"/>setTimeout(() =&gt; {</text:p>
      <text:p text:style-name="Standard"><text:s text:c="6"/>for (let i = 0; i &lt; 30; i++) {</text:p>
      <text:p text:style-name="Standard"><text:s text:c="8"/>this.items.push( this.items.length );</text:p>
      <text:p text:style-name="Standard"><text:s text:c="6"/>}</text:p>
      <text:p text:style-name="Standard"></text:p>
      <text:p text:style-name="Standard"><text:s text:c="6"/>console.log('Async operation has ended');</text:p>
      <text:p text:style-name="Standard"><text:s text:c="6"/>infiniteScroll.<text:span text:style-name="T92">complete</text:span>();</text:p>
      <text:p text:style-name="Standard"><text:s text:c="4"/>}, 500);</text:p>
      <text:p text:style-name="Standard"><text:s text:c="2"/>}</text:p>
      <text:p text:style-name="P45"/>
      <text:p text:style-name="P40"><text:span text:style-name="T69">Clase </text:span><text:span text:style-name="T70">8</text:span><text:span text:style-name="T73">5</text:span></text:p>
      <text:p text:style-name="P31"><text:span text:style-name="T34">t</text:span><text:span text:style-name="T32">odas las personas puedan ver las imagenes, pero que solo puedan postearlas aquellos que estan authenticados en facebook</text:span></text:p>
      <text:p text:style-name="P31"/>
      <text:p text:style-name="Standard"><text:a xlink:type="simple" xlink:href="https://github.com/angular/angularfire2">https://github.com/angular/angularfire2</text:a><text:span text:style-name="T35"> <text:s/></text:span></text:p>
      <text:p text:style-name="Standard"/>
      <text:p text:style-name="Standard"/>
      <text:p text:style-name="P49"><text:span text:style-name="T52">import</text:span> { AngularFireAuth } <text:span text:style-name="T52">from</text:span> <text:span text:style-name="T102">'angularfire2/auth'</text:span>;</text:p>
      <text:p text:style-name="P50"><text:span text:style-name="T37">constructor</text:span><text:span text:style-name="T16">(</text:span><text:span text:style-name="T37">private</text:span><text:span text:style-name="T16"> </text:span><text:span text:style-name="T38">afAuth</text:span><text:span text:style-name="T37">:</text:span><text:span text:style-name="T16"> </text:span><text:span text:style-name="T39">AngularFireAuth</text:span><text:span text:style-name="T16">) { } <text:s/>//</text:span><text:span text:style-name="T18">inyectar Auth </text:span></text:p>
      <text:p text:style-name="P50"/>
      <text:p text:style-name="P51"><text:span text:style-name="T6">El </text:span><text:span text:style-name="T40">AngularFireAuth</text:span><text:span text:style-name="T6"> tiene </text:span><text:span text:style-name="T8">varios métodos </text:span><text:span text:style-name="T42">signIn</text:span><text:span text:style-name="T6"> a los que podemos pasar la </text:span><text:span text:style-name="T8">instancia de AuthProviders</text:span><text:span text:style-name="T6"> como se muestra a continuación.</text:span></text:p>
      <text:p text:style-name="P48"/>
      <text:p text:style-name="P52"><text:span text:style-name="T59"/></text:p>
      <text:p text:style-name="P53"><text:s/><text:span text:style-name="T59">signInWithFacebook() {</text:span></text:p>
      <text:p text:style-name="P25"><text:s text:c="4"/><text:span text:style-name="T112">this</text:span><text:span text:style-name="T59">.afAuth.auth</text:span></text:p>
      <text:p text:style-name="P25"><text:s text:c="6"/><text:span text:style-name="T59">.</text:span><text:span text:style-name="T84">signInWithPopup</text:span><text:span text:style-name="T59">(</text:span><text:span text:style-name="T53">new</text:span><text:span text:style-name="T59"> </text:span><text:span text:style-name="T63">firebase</text:span><text:span text:style-name="T59">.</text:span><text:span text:style-name="T63">auth</text:span><text:span text:style-name="T59">.</text:span><text:span text:style-name="T63">FacebookAuthProvider</text:span><text:span text:style-name="T59">()) <text:s/>//</text:span><text:span text:style-name="T60">para el caso de facebook</text:span></text:p>
      <text:p text:style-name="P25"><text:s text:c="6"/><text:span text:style-name="T59">.</text:span><text:span text:style-name="T63">then</text:span><text:span text:style-name="T59">(</text:span><text:span text:style-name="T110">res</text:span><text:span text:style-name="T59"> </text:span><text:span text:style-name="T53">=&gt;</text:span><text:span text:style-name="T59"> </text:span><text:span text:style-name="T112">console</text:span><text:span text:style-name="T59">.</text:span><text:span text:style-name="T112">log</text:span><text:span text:style-name="T59">(res));</text:span></text:p>
      <text:p text:style-name="P25"><text:s text:c="2"/><text:span text:style-name="T59">}</text:span></text:p>
      <text:p text:style-name="P59"/>
      <text:p text:style-name="P25"><text:s text:c="2"/><text:span text:style-name="T59">signOut() {</text:span></text:p>
      <text:p text:style-name="P25"><text:s text:c="4"/><text:span text:style-name="T112">this</text:span><text:span text:style-name="T59">.afAuth.auth.</text:span><text:span text:style-name="T63">signOut</text:span><text:span text:style-name="T59">();</text:span></text:p>
      <text:p text:style-name="P25"><text:s text:c="2"/><text:span text:style-name="T59">}</text:span></text:p>
      <text:p text:style-name="P48"/>
      <text:p text:style-name="P34"><text:span text:style-name="Strong_20_Emphasis"><text:span text:style-name="Emphasis"><text:span text:style-name="T11">Tenga en cuenta la importación de firebase de </text:span></text:span></text:span><text:span text:style-name="Strong_20_Emphasis"><text:span text:style-name="Emphasis"><text:span text:style-name="T46">firebase/app</text:span></text:span></text:span><text:span text:style-name="Strong_20_Emphasis"><text:span text:style-name="Emphasis"><text:span text:style-name="T11">, para aprovechar el </text:span></text:span></text:span><text:soft-page-break/><text:span text:style-name="Strong_20_Emphasis"><text:span text:style-name="Emphasis"><text:span text:style-name="T11">árbol de agitación</text:span></text:span></text:span><text:span text:style-name="Strong_20_Emphasis"><text:span text:style-name="Emphasis"><text:span text:style-name="T12">(</text:span></text:span></text:span><text:span text:style-name="Strong_20_Emphasis"><text:span text:style-name="Emphasis"><text:span text:style-name="T11">tree-shaking</text:span></text:span></text:span><text:span text:style-name="Strong_20_Emphasis"><text:span text:style-name="Emphasis"><text:span text:style-name="T12">)</text:span></text:span></text:span></text:p>
      <text:p text:style-name="P34"><text:span text:style-name="T52">import</text:span> <text:span text:style-name="T111">*</text:span> <text:span text:style-name="T52">as</text:span> firebase <text:span text:style-name="T52">from</text:span> <text:span text:style-name="T102">'</text:span><text:span text:style-name="T83">firebase/app</text:span><text:span text:style-name="T102">'</text:span>;</text:p>
      <text:p text:style-name="P34"/>
      <text:p text:style-name="P34"><text:span text:style-name="Strong_20_Emphasis"><text:span text:style-name="Emphasis"><text:span text:style-name="T12"/></text:span></text:span></text:p>
      <text:p text:style-name="P34"><text:span text:style-name="T15">También, actualice su </text:span><text:span text:style-name="Source_20_Text"><text:span text:style-name="T23">app.module.ts</text:span></text:span><text:span text:style-name="Source_20_Text"><text:span text:style-name="T24"> <text:s/></text:span></text:span><text:span text:style-name="T15">para contener la siguiente importación</text:span></text:p>
      <text:p text:style-name="P34"><text:span text:style-name="T21">import { AngularFireAuthModule } from 'angularfire2/auth';</text:span></text:p>
      <text:p text:style-name="P34"/>
      <text:p text:style-name="P34"/>
      <text:p text:style-name="P34">Ejecute la aplicación y haga clic en el botón de inicio de sesión, debería ver una <text:span text:style-name="T78">ventana emergente pidiéndole que ingrese nombre de usuario y contraseña</text:span> para que Facebook se autentique. Una vez autenticado, debe ver la <text:span text:style-name="T78">respuesta de Facebook </text:span>en la ventana de la consola.</text:p>
      <text:p text:style-name="P34"><text:span text:style-name="T113"><text:line-break/></text:span><text:span text:style-name="T15">Inspeccionar el objeto en la consola, bajo la </text:span><text:span text:style-name="T13">propiedad </text:span><text:span text:style-name="Source_20_Text"><text:span text:style-name="T23">user</text:span></text:span><text:span text:style-name="T15">, debe ver todos los atributos y vamos a utilizar dos de ellos, a continuación.</text:span></text:p>
      <text:p text:style-name="P34"><text:span text:style-name="T15">Vamos a obtener el </text:span><text:span text:style-name="Source_20_Text"><text:span text:style-name="T24">displayName </text:span></text:span><text:span text:style-name="T15">de la propiedad </text:span><text:span text:style-name="Source_20_Text"><text:span text:style-name="T24">user</text:span></text:span><text:span text:style-name="T15">, que acabamos de ver en la consola que se representa en la pantalla. El </text:span><text:span text:style-name="Source_20_Text"><text:span text:style-name="T24">AngularFireAuth </text:span></text:span><text:span text:style-name="T15">tiene una </text:span><text:span text:style-name="T13">propiedad </text:span><text:span text:style-name="Source_20_Text"><text:span text:style-name="T23">authState</text:span></text:span><text:span text:style-name="T15">, que </text:span><text:span text:style-name="T14">retorna </text:span><text:span text:style-name="T13">un observable</text:span><text:span text:style-name="T15">, vamos a </text:span><text:span text:style-name="T47">subcribirlo para ser notificado cada vez que cambia el estado de autenticación</text:span><text:span text:style-name="T15">.</text:span></text:p>
      <text:p text:style-name="P34"><text:span text:style-name="T15">Agregue propiedad de clase </text:span><text:span text:style-name="Source_20_Text"><text:span text:style-name="T24">displayName </text:span></text:span><text:span text:style-name="T15">y suscribirse a la propiedad </text:span><text:span text:style-name="T13">AngularFireAuth.authState</text:span><text:span text:style-name="T15"> en el constructor.  También agregue la propiedad en nuestra plantilla para mostrarla en la pantalla</text:span></text:p>
      <text:p text:style-name="P58"/>
      <text:p text:style-name="P58"><text:span text:style-name="T52">import</text:span> { Component } <text:span text:style-name="T52">from</text:span> <text:span text:style-name="T102">'@angular/core'</text:span>;</text:p>
      <text:p text:style-name="P56"><text:span text:style-name="T52">import</text:span> { NavController } <text:span text:style-name="T52">from</text:span> <text:span text:style-name="T102">'ionic-angular'</text:span>;</text:p>
      <text:p text:style-name="P59"/>
      <text:p text:style-name="P56"><text:span text:style-name="T52">import</text:span> { AngularFireAuth } <text:span text:style-name="T52">from</text:span> <text:span text:style-name="T102">'</text:span><text:span text:style-name="T82">angularfire2/auth'</text:span>;</text:p>
      <text:p text:style-name="P56"><text:span text:style-name="T52">import</text:span> <text:span text:style-name="T111">*</text:span> <text:span text:style-name="T52">as</text:span> firebase <text:span text:style-name="T52">from</text:span> <text:span text:style-name="T102">'</text:span><text:span text:style-name="T82">firebase/app</text:span><text:span text:style-name="T102">'</text:span>;</text:p>
      <text:p text:style-name="P59"/>
      <text:p text:style-name="P56">@<text:span text:style-name="T62">Component</text:span>({</text:p>
      <text:p text:style-name="P25"><text:s text:c="2"/><text:span text:style-name="T59">selector: </text:span><text:span text:style-name="T103">'page-home'</text:span><text:span text:style-name="T59">,</text:span></text:p>
      <text:p text:style-name="P25"><text:s text:c="2"/><text:span text:style-name="T59">templateUrl: </text:span><text:span text:style-name="T103">'home.html'</text:span></text:p>
      <text:p text:style-name="P56">})</text:p>
      <text:p text:style-name="P60"><text:span text:style-name="T16"><text:s/></text:span></text:p>
      <text:p text:style-name="P60"><text:span text:style-name="T16"><text:s/>displayName; <text:s/></text:span></text:p>
      <text:p text:style-name="P57"><text:span text:style-name="T52">constructor</text:span>(<text:span text:style-name="T52">public</text:span> <text:span text:style-name="T109">navCtrl</text:span><text:span text:style-name="T52">:</text:span> <text:span text:style-name="T62">NavController</text:span>,</text:p>
      <text:p text:style-name="P25"><text:s text:c="4"/><text:span text:style-name="T53">private</text:span><text:span text:style-name="T59"> </text:span><text:span text:style-name="T110">afAuth</text:span><text:span text:style-name="T53">:</text:span><text:span text:style-name="T59"> </text:span><text:span text:style-name="T63">AngularFireAuth</text:span><text:span text:style-name="T59">) {</text:span></text:p>
      <text:p text:style-name="P55"/>
      <text:p text:style-name="P55"><text:span text:style-name="Source_20_Text"><text:span text:style-name="T85">/*AngularFireAuth</text:span></text:span><text:span text:style-name="Source_20_Text"><text:span text:style-name="T61"> </text:span></text:span><text:span text:style-name="T99">tiene una </text:span><text:span text:style-name="T100">propiedad </text:span><text:span text:style-name="Source_20_Text"><text:span text:style-name="T86">authState</text:span></text:span><text:span text:style-name="T99">, que </text:span><text:span text:style-name="T101">retorna </text:span><text:span text:style-name="T100">un observable</text:span><text:span text:style-name="T99">, vamos a </text:span><text:span text:style-name="T89">subcribirlo para ser notificado cada vez que cambia el estado de autenticación</text:span><text:span text:style-name="T99">.</text:span></text:p>
      <text:p text:style-name="P55"><text:span text:style-name="T99">*/</text:span></text:p>
      <text:p text:style-name="P25"><text:s text:c="4"/><text:span text:style-name="T84">afAuth.authState</text:span><text:span text:style-name="T59">.</text:span><text:span text:style-name="T63">subscribe</text:span><text:span text:style-name="T59">(</text:span><text:span text:style-name="T110">user</text:span><text:span text:style-name="T59"> </text:span><text:span text:style-name="T53">=&gt;</text:span><text:span text:style-name="T59"> {</text:span></text:p>
      <text:p text:style-name="P25"><text:s text:c="6"/><text:span text:style-name="T53">if</text:span><text:span text:style-name="T59"> (</text:span><text:span text:style-name="T53">!</text:span><text:span text:style-name="T59">user) {</text:span></text:p>
      <text:p text:style-name="P25"><text:s text:c="8"/><text:span text:style-name="T112">this</text:span><text:span text:style-name="T59">.displayName </text:span><text:span text:style-name="T53">=</text:span><text:span text:style-name="T59"> </text:span><text:span text:style-name="T112">null</text:span><text:span text:style-name="T59">; <text:s text:c="7"/></text:span></text:p>
      <text:p text:style-name="P25"><text:s text:c="8"/><text:span text:style-name="T53">return</text:span><text:span text:style-name="T59">;</text:span></text:p>
      <text:p text:style-name="P25"><text:s text:c="6"/><text:span text:style-name="T59">}</text:span></text:p>
      <text:p text:style-name="P25"><text:soft-page-break/><text:s text:c="6"/><text:span text:style-name="T112">this</text:span><text:span text:style-name="T59">.displayName </text:span><text:span text:style-name="T53">=</text:span><text:span text:style-name="T59"> user.displayName; <text:s text:c="5"/></text:span></text:p>
      <text:p text:style-name="P25"><text:s text:c="4"/><text:span text:style-name="T59">});</text:span></text:p>
      <text:p text:style-name="P35"/>
      <text:p text:style-name="P36"><text:span text:style-name="T95">/*El </text:span><text:span text:style-name="T94">AngularFireAuth</text:span><text:span text:style-name="T95"> tiene </text:span><text:span text:style-name="T96">varios métodos </text:span><text:span text:style-name="T88">signIn</text:span><text:span text:style-name="T95"> a los que podemos pasar la </text:span><text:span text:style-name="T96">instancia de AuthProviders</text:span><text:span text:style-name="T95"> como se muestra a continuación.*/</text:span></text:p>
      <text:p text:style-name="P36"><text:span text:style-name="T95"/></text:p>
      <text:p text:style-name="P56"><text:s text:c="3"/>signInWithFacebook() {</text:p>
      <text:p text:style-name="P25"><text:s text:c="4"/><text:span text:style-name="T112">this</text:span><text:span text:style-name="T59">.afAuth.auth</text:span></text:p>
      <text:p text:style-name="P25"><text:s text:c="6"/><text:span text:style-name="T59">.</text:span><text:span text:style-name="T63">signInWithPopup</text:span><text:span text:style-name="T59">(</text:span><text:span text:style-name="T53">new</text:span><text:span text:style-name="T59"> </text:span><text:span text:style-name="T63">firebase</text:span><text:span text:style-name="T59">.</text:span><text:span text:style-name="T63">auth</text:span><text:span text:style-name="T59">.</text:span><text:span text:style-name="T63">FacebookAuthProvider</text:span><text:span text:style-name="T59">())</text:span></text:p>
      <text:p text:style-name="P25"><text:s text:c="6"/><text:span text:style-name="T59">.</text:span><text:span text:style-name="T63">then</text:span><text:span text:style-name="T59">(</text:span><text:span text:style-name="T110">res</text:span><text:span text:style-name="T59"> </text:span><text:span text:style-name="T53">=&gt;</text:span><text:span text:style-name="T59"> </text:span><text:span text:style-name="T112">console</text:span><text:span text:style-name="T59">.</text:span><text:span text:style-name="T112">log</text:span><text:span text:style-name="T59">(res));</text:span></text:p>
      <text:p text:style-name="P25"><text:span text:style-name="T59"><text:s text:c="3"/>}</text:span></text:p>
      <text:p text:style-name="P59"/>
      <text:p text:style-name="P25"><text:span text:style-name="T59"><text:s text:c="3"/>signOut() {</text:span></text:p>
      <text:p text:style-name="P25"><text:s text:c="4"/><text:span text:style-name="T112">this</text:span><text:span text:style-name="T59">.afAuth.auth.</text:span><text:span text:style-name="T63">signOut</text:span><text:span text:style-name="T59">();</text:span></text:p>
      <text:p text:style-name="P25"><text:span text:style-name="T59"><text:s text:c="3"/>}</text:span></text:p>
      <text:p text:style-name="P25"><text:span text:style-name="T59"/></text:p>
      <text:p text:style-name="P25"><text:span text:style-name="T59">}</text:span></text:p>
      <text:p text:style-name="Text_20_body"><text:line-break/></text:p>
      <text:p text:style-name="P32"><text:span text:style-name="T26">ionic g provider AuthService</text:span></text:p>
      <text:p text:style-name="P37">ionic cordova plugin add cordova-plugin-facebook4 --variable APP_ID="379085212491844" --variable APP_NAME="peps­i­e­s­t­a­s­e­n­l­a­f­inal"</text:p>
      <text:p text:style-name="P37"/>
      <text:p text:style-name="P38">npm install --save @ionic-native/facebook</text:p>
      <text:p text:style-name="P32"/>
      <text:p text:style-name="P32">&lt;<text:span text:style-name="T114">plugin</text:span> <text:span text:style-name="T62">name</text:span>=<text:span text:style-name="T102">"cordova-plugin-facebook4"</text:span> <text:span text:style-name="T62">spec</text:span>=<text:span text:style-name="T102">"~1.7.4"</text:span>&gt;</text:p>
      <text:p text:style-name="P32"><text:s text:c="8"/><text:span text:style-name="T79">&lt;</text:span><text:span text:style-name="T117">variable</text:span><text:span text:style-name="T79"> </text:span><text:span text:style-name="T65">name</text:span><text:span text:style-name="T79">=</text:span><text:span text:style-name="T105">"APP_ID"</text:span><text:span text:style-name="T79"> </text:span><text:span text:style-name="T65">value</text:span><text:span text:style-name="T79">=</text:span><text:span text:style-name="T105">"1689092456387654"</text:span><text:span text:style-name="T79"> /&gt;</text:span></text:p>
      <text:p text:style-name="P32"><text:s text:c="8"/><text:span text:style-name="T79">&lt;</text:span><text:span text:style-name="T117">variable</text:span><text:span text:style-name="T79"> </text:span><text:span text:style-name="T65">name</text:span><text:span text:style-name="T79">=</text:span><text:span text:style-name="T105">"APP_NAME"</text:span><text:span text:style-name="T79"> </text:span><text:span text:style-name="T65">value</text:span><text:span text:style-name="T79">=</text:span><text:span text:style-name="T105">"auth-ng4-ionic3-af2"</text:span><text:span text:style-name="T79"> /&gt;</text:span></text:p>
      <text:p text:style-name="P32">&lt;/<text:span text:style-name="T114">plugin</text:span>&gt;</text:p>
      <text:p text:style-name="P32"/>
      <text:p text:style-name="P32"/>
      <text:p text:style-name="P32"/>
      <text:p text:style-name="P32"/>
      <text:p text:style-name="P32">&lt;<text:span text:style-name="T114">ion-header</text:span>&gt;</text:p>
      <text:p text:style-name="P32"><text:s text:c="8"/><text:span text:style-name="T79">&lt;</text:span><text:span text:style-name="T117">ion-navbar</text:span><text:span text:style-name="T79">&gt;</text:span></text:p>
      <text:p text:style-name="P32"><text:s text:c="16"/><text:span text:style-name="T79">&lt;</text:span><text:span text:style-name="T117">ion-title</text:span><text:span text:style-name="T79">&gt;</text:span></text:p>
      <text:p text:style-name="P32"><text:s text:c="24"/><text:span text:style-name="T79">Auth with Ionic 3</text:span></text:p>
      <text:p text:style-name="P32"><text:s text:c="16"/><text:span text:style-name="T79">&lt;/</text:span><text:span text:style-name="T117">ion-title</text:span><text:span text:style-name="T79">&gt;</text:span></text:p>
      <text:p text:style-name="P32"><text:s text:c="8"/><text:span text:style-name="T79">&lt;/</text:span><text:span text:style-name="T117">ion-navbar</text:span><text:span text:style-name="T79">&gt;</text:span></text:p>
      <text:p text:style-name="P32">&lt;/<text:span text:style-name="T114">ion-header</text:span>&gt;</text:p>
      <text:p text:style-name="P32"/>
      <text:p text:style-name="P32">&lt;<text:span text:style-name="T114">ion-content</text:span> <text:span text:style-name="T62">padding</text:span>&gt;</text:p>
      <text:p text:style-name="P32"/>
      <text:p text:style-name="P32"><text:s text:c="2"/><text:span text:style-name="T79">&lt;</text:span><text:span text:style-name="T117">h1</text:span><text:span text:style-name="T79">&gt;Hello {{displayName}}&lt;/</text:span><text:span text:style-name="T117">h1</text:span><text:span text:style-name="T79">&gt; <text:s/></text:span></text:p>
      <text:p text:style-name="P32"><text:s text:c="2"/></text:p>
      <text:p text:style-name="P32"><text:s text:c="2"/><text:span text:style-name="T79">&lt;</text:span><text:span text:style-name="T117">button</text:span><text:span text:style-name="T79"> </text:span><text:span text:style-name="T65">ion-button</text:span><text:span text:style-name="T79"> </text:span><text:span text:style-name="T65">outline</text:span><text:span text:style-name="T79"> (</text:span><text:span text:style-name="T65">click</text:span><text:span text:style-name="T79">)=</text:span><text:span text:style-name="T105">"signInWithFacebook()"</text:span><text:span text:style-name="T79">&gt;Login&lt;/</text:span><text:span text:style-name="T117">button</text:span><text:span text:style-name="T79">&gt; <text:s/></text:span></text:p>
      <text:p text:style-name="P32"><text:s text:c="2"/><text:span text:style-name="T79">&lt;</text:span><text:span text:style-name="T117">button</text:span><text:span text:style-name="T79"> </text:span><text:span text:style-name="T65">ion-button</text:span><text:span text:style-name="T79"> </text:span><text:span text:style-name="T65">outline</text:span><text:span text:style-name="T79"> (</text:span><text:span text:style-name="T65">click</text:span><text:span text:style-name="T79">)=</text:span><text:span text:style-name="T105">"signOut()"</text:span><text:span text:style-name="T79">&gt;Logout&lt;/</text:span><text:span text:style-name="T117">button</text:span><text:span text:style-name="T79">&gt;</text:span></text:p>
      <text:p text:style-name="P32">&lt;/<text:span text:style-name="T114">ion-content</text:span>&gt;</text:p>
      <text:p text:style-name="P32"/>
      <text:p text:style-name="P41"><text:span text:style-name="T102"></text:span></text:p>
      <text:p text:style-name="P33"><text:span text:style-name="T102"></text:span></text:p>
      <text:p text:style-name="P39">module.ts</text:p>
      <text:p text:style-name="P33"><text:span text:style-name="T102">//firebase</text:span></text:p>
      <text:p text:style-name="P33"><text:span text:style-name="T102">import { AngularFireModule } from 'angularfire2'; <text:s/>//angularFire se necesita siempre que se use firebase</text:span></text:p>
      <text:p text:style-name="P33"><text:span text:style-name="T102">import { AngularFireDatabaseModule } from 'angularfire2/database'; // solo necesario para las caracteristicas de database </text:span></text:p>
      <text:p text:style-name="P33"><text:span text:style-name="T102">import { AngularFireAuthModule } from 'angularfire2/auth'; <text:s/>// solo necesario para las caracteristicas de autenticación</text:span></text:p>
      <text:p text:style-name="P33"><text:span text:style-name="T102">import { firebaseConfig } from '../config/firebase.config'; // variable de ambientes</text:span></text:p>
      <text:p text:style-name="P33"><text:span text:style-name="T102"></text:span></text:p>
      <text:p text:style-name="P33"><text:span text:style-name="T102">//facebook</text:span></text:p>
      <text:p text:style-name="P33"><text:span text:style-name="T102">import { Facebook } from '@ionic-native/facebook';</text:span></text:p>
      <text:p text:style-name="P33"><text:span text:style-name="T102"></text:span></text:p>
      <text:p text:style-name="P33"><text:span text:style-name="T102">//Logueo</text:span></text:p>
      <text:p text:style-name="P33"><text:span text:style-name="T102">import { LoginPage } from '../pages/login/login';</text:span></text:p>
      <text:p text:style-name="P33"><text:span text:style-name="T102">import { SignupPage } from '../pages/signup/signup';</text:span></text:p>
      <text:p text:style-name="P33"><text:span text:style-name="T102"></text:span></text:p>
      <text:p text:style-name="P33"/>
      <text:p text:style-name="P33"/>
      <text:p text:style-name="P39">appcomponent.ts</text:p>
      <text:p text:style-name="P33"><text:span text:style-name="T102">import { AngularFireAuth } from 'angularfire2/auth';</text:span></text:p>
      <text:p text:style-name="P33"><text:span text:style-name="T102">import { LoginPage } from '../pages/login/login';</text:span></text:p>
      <text:p text:style-name="P33"><text:span text:style-name="T102"></text:span></text:p>
      <text:p text:style-name="P33"><text:span text:style-name="T102">@Component({</text:span></text:p>
      <text:p text:style-name="P33"><text:span text:style-name="T102"><text:s text:c="2"/>templateUrl: 'app.html'</text:span></text:p>
      <text:p text:style-name="P33"><text:span text:style-name="T102">})</text:span></text:p>
      <text:p text:style-name="P33"><text:span text:style-name="T102">export class MyApp {</text:span></text:p>
      <text:p text:style-name="P33"><text:span text:style-name="T102"><text:s text:c="2"/>rootPage: any = HomePage;</text:span></text:p>
      <text:p text:style-name="P33"><text:span text:style-name="T102"></text:span></text:p>
      <text:p text:style-name="P33"><text:span text:style-name="T102"><text:s text:c="2"/>constructor(platform: Platform, private afAuth: AngularFireAuth, private statusBar: StatusBar, private splashscreen: SplashScreen) {</text:span></text:p>
      <text:p text:style-name="P33"><text:span text:style-name="T102"><text:s text:c="4"/>this.afAuth.authState.subscribe(auth =&gt; {</text:span></text:p>
      <text:p text:style-name="P33"><text:span text:style-name="T102"><text:s text:c="6"/>if (!auth)</text:span></text:p>
      <text:p text:style-name="P33"><text:span text:style-name="T102"><text:s text:c="8"/>this.rootPage = LoginPage;</text:span></text:p>
      <text:p text:style-name="P33"><text:span text:style-name="T102"><text:s text:c="6"/>else</text:span></text:p>
      <text:p text:style-name="P33"><text:span text:style-name="T102"><text:s text:c="8"/>this.rootPage = HomePage;</text:span></text:p>
      <text:p text:style-name="P33"><text:span text:style-name="T102"><text:s text:c="4"/>});</text:span></text:p>
      <text:p text:style-name="P33"><text:span text:style-name="T102"><text:s text:c="4"/>platform.ready().then(() =&gt; {</text:span></text:p>
      <text:p text:style-name="P33"><text:span text:style-name="T102"><text:s text:c="6"/>statusBar.styleDefault();</text:span></text:p>
      <text:p text:style-name="P33"><text:span text:style-name="T102"><text:s text:c="6"/>splashscreen.hide();</text:span></text:p>
      <text:p text:style-name="P33"><text:span text:style-name="T102"><text:s text:c="4"/>});</text:span></text:p>
      <text:p text:style-name="P33"><text:span text:style-name="T102"><text:s text:c="2"/>}</text:span></text:p>
      <text:p text:style-name="P33"><text:span text:style-name="T102">}</text:span></text:p>
      <text:p text:style-name="P43"/>
      <text:p text:style-name="P4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helvetica neue" svg:font-family="'helvetica neue', helvetica, arial, 'lucida grande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04:35.088455301</meta:creation-date>
    <meta:generator>LibreOffice/4.2.8.2$Linux_X86_64 LibreOffice_project/420m0$Build-2</meta:generator>
    <meta:editing-duration>PT5H1M40S</meta:editing-duration>
    <meta:editing-cycles>18</meta:editing-cycles>
    <dc:date>2017-09-14T15:07:08.289693819</dc:date>
    <meta:document-statistic meta:table-count="0" meta:image-count="0" meta:object-count="0" meta:page-count="6" meta:paragraph-count="188" meta:word-count="858" meta:character-count="8023" meta:non-whitespace-character-count="6828"/>
  </office:meta>
</office:document-meta>
</file>